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ac2fe" officeooo:paragraph-rsid="000ac2f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officeooo:paragraph-rsid="000ac2fe"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sta hakin9, Open Source Hacking Tools:</text:p>
      <text:p text:style-name="P2">‘mitm6 is a tool that focuses on an easy to setup solution that selectively attacks hosts and spoofs DNS replies, while minimizing the impact on the network’s regular operation. The result is a Python script that requires almost no configuration to set up, and gets the attack running in seconds. When the attack is stopped, the network reverts itself to its previous state within minutes due to the tweaked timeouts set in the tool.’</text:p>
      <text:p text:style-name="P2"/>
      <text:p text:style-name="P2"/>
      <text:p text:style-name="P2">‘It should be noted that mitm6 currently only targets Windows-based operating systems, since other operating</text:p>
      <text:p text:style-name="P2">systems, like macOS and Linux, do not use DHCPv6 for DNS server assignmen’</text:p>
      <text:p text:style-name="P2"/>
      <text:p text:style-name="P2"/>
      <text:p text:style-name="P3">‘Optionally, it will periodically send Router Advertisment (RA) messages to alert client that there is</text:p>
      <text:p text:style-name="P3">an IPv6 network in place and that clients should request an IPv6 address via DHCPv6...making it possible to execute this attack on networks that have</text:p>
      <text:p text:style-name="P3">protection against the SLAAC attack with features such as RA Gu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9:59:21.138999389</meta:creation-date>
    <meta:generator>LibreOffice/24.8.5.2$Linux_X86_64 LibreOffice_project/480$Build-2</meta:generator>
    <dc:date>2025-04-07T19:25:14.952367284</dc:date>
    <meta:editing-duration>PT2H48M16S</meta:editing-duration>
    <meta:editing-cycles>3</meta:editing-cycles>
    <meta:document-statistic meta:table-count="0" meta:image-count="0" meta:object-count="0" meta:page-count="1" meta:paragraph-count="7" meta:word-count="159" meta:character-count="977" meta:non-whitespace-character-count="825"/>
  </office:meta>
</office:document-meta>
</file>